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1.7pt" svg:y="17.94pt">
            <draw:object draw:notify-on-update-of-ranges="Sheet1.A38:Sheet1.A42 Sheet1.B37:Sheet1.B37 Sheet1.B38:Sheet1.B42 Sheet1.A38:Sheet1.A42 Sheet1.C37:Sheet1.C37 Sheet1.C38:Sheet1.C42 Sheet1.A38:Sheet1.A42 Sheet1.D37:Sheet1.D37 Sheet1.D38:Sheet1.D42 Sheet1.A38:Sheet1.A42 Sheet1.E37:Sheet1.E37 Sheet1.E38:Sheet1.E42 Sheet1.A38:Sheet1.A42 Sheet1.F37:Sheet1.F37 Sheet1.F38:Sheet1.F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64pt" svg:y="297.24pt">
            <draw:object draw:notify-on-update-of-ranges="Sheet1.A20:Sheet1.A20 Sheet1.A21:Sheet1.A24 Sheet1.B20:Sheet1.B20 Sheet1.B21:Sheet1.B24 Sheet1.C20:Sheet1.C20 Sheet1.C21:Sheet1.C24 Sheet1.D20:Sheet1.D20 Sheet1.D21:Sheet1.D24 Sheet1.E20:Sheet1.E20 Sheet1.E21:Sheet1.E24 Sheet1.F20:Sheet1.F20 Sheet1.F21:Sheet1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966.13pt" svg:y="302.03pt">
            <draw:object draw:notify-on-update-of-ranges="Sheet1.A27:Sheet1.A27 Sheet1.A28:Sheet1.A31 Sheet1.B27:Sheet1.B27 Sheet1.B28:Sheet1.B31 Sheet1.C27:Sheet1.C27 Sheet1.C28:Sheet1.C31 Sheet1.D27:Sheet1.D27 Sheet1.D28:Sheet1.D31 Sheet1.E27:Sheet1.E27 Sheet1.E28:Sheet1.E31 Sheet1.F27:Sheet1.F27 Sheet1.F28:Sheet1.F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65.62pt" svg:y="576.43pt">
            <draw:object draw:notify-on-update-of-ranges="Sheet1.A45:Sheet1.A45 Sheet1.A46:Sheet1.A49 Sheet1.B46:Sheet1.B49 Sheet1.B21:Sheet1.B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65.34pt" svg:y="17.23pt">
            <draw:object draw:notify-on-update-of-ranges="Sheet1.A12:Sheet1.A12 Sheet1.A13:Sheet1.A17 Sheet1.B13:Sheet1.B17 Sheet1.B38:Sheet1.B42 Sheet1.A13:Sheet1.A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3.32" calcext:value-type="float">
            <text:p>43.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3.36" calcext:value-type="float">
            <text:p>193.36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default schedul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bsolute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1 threa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1.26" calcext:value-type="float">
            <text:p>1.26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48" calcext:value-type="float">
            <text:p>2.48</text:p>
          </table:table-cell>
          <table:table-cell office:value-type="float" office:value="3.41" calcext:value-type="float">
            <text:p>3.41</text:p>
          </table:table-cell>
          <table:table-cell office:value-type="float" office:value="4.41" calcext:value-type="float">
            <text:p>4.41</text:p>
          </table:table-cell>
          <table:table-cell office:value-type="float" office:value="7.65" calcext:value-type="float">
            <text:p>7.6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57" calcext:value-type="float">
            <text:p>9.57</text:p>
          </table:table-cell>
          <table:table-cell office:value-type="float" office:value="12.64" calcext:value-type="float">
            <text:p>12.64</text:p>
          </table:table-cell>
          <table:table-cell office:value-type="float" office:value="16.99" calcext:value-type="float">
            <text:p>16.99</text:p>
          </table:table-cell>
          <table:table-cell office:value-type="float" office:value="30.05" calcext:value-type="float">
            <text:p>30.05</text:p>
          </table:table-cell>
          <table:table-cell office:value-type="float" office:value="46.42" calcext:value-type="float">
            <text:p>46.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.36" calcext:value-type="float">
            <text:p>40.36</text:p>
          </table:table-cell>
          <table:table-cell office:value-type="float" office:value="49.56" calcext:value-type="float">
            <text:p>49.56</text:p>
          </table:table-cell>
          <table:table-cell office:value-type="float" office:value="66.64" calcext:value-type="float">
            <text:p>66.64</text:p>
          </table:table-cell>
          <table:table-cell office:value-type="float" office:value="119.23" calcext:value-type="float">
            <text:p>119.23</text:p>
          </table:table-cell>
          <table:table-cell office:value-type="float" office:value="186.03" calcext:value-type="float">
            <text:p>186.0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26.17" calcext:value-type="float">
            <text:p>226.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1 threa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3]/[.B13]" office:value-type="float" office:value="3.47169811320755" calcext:value-type="float">
            <text:p>3.47169811320755</text:p>
          </table:table-cell>
          <table:table-cell table:formula="of:=[.B3]/[.C13]" office:value-type="float" office:value="3.2280701754386" calcext:value-type="float">
            <text:p>3.2280701754386</text:p>
          </table:table-cell>
          <table:table-cell table:formula="of:=[.B3]/[.D13]" office:value-type="float" office:value="2.35897435897436" calcext:value-type="float">
            <text:p>2.35897435897436</text:p>
          </table:table-cell>
          <table:table-cell table:formula="of:=[.B3]/[.E13]" office:value-type="float" office:value="1.46031746031746" calcext:value-type="float">
            <text:p>1.46031746031746</text:p>
          </table:table-cell>
          <table:table-cell table:formula="of:=[.B3]/[.F13]" office:value-type="float" office:value="1.0635838150289" calcext:value-type="float">
            <text:p>1.0635838150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4]/[.B14]" office:value-type="float" office:value="4.83870967741936" calcext:value-type="float">
            <text:p>4.83870967741936</text:p>
          </table:table-cell>
          <table:table-cell table:formula="of:=[.B4]/[.C14]" office:value-type="float" office:value="3.51906158357771" calcext:value-type="float">
            <text:p>3.51906158357771</text:p>
          </table:table-cell>
          <table:table-cell table:formula="of:=[.B4]/[.D14]" office:value-type="float" office:value="2.72108843537415" calcext:value-type="float">
            <text:p>2.72108843537415</text:p>
          </table:table-cell>
          <table:table-cell table:formula="of:=[.B4]/[.E14]" office:value-type="float" office:value="1.56862745098039" calcext:value-type="float">
            <text:p>1.56862745098039</text:p>
          </table:table-cell>
          <table:table-cell table:formula="of:=[.B4]/[.F14]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5]/[.B15]" office:value-type="float" office:value="4.52664576802508" calcext:value-type="float">
            <text:p>4.52664576802508</text:p>
          </table:table-cell>
          <table:table-cell table:formula="of:=[.B5]/[.C15]" office:value-type="float" office:value="3.42721518987342" calcext:value-type="float">
            <text:p>3.42721518987342</text:p>
          </table:table-cell>
          <table:table-cell table:formula="of:=[.B5]/[.D15]" office:value-type="float" office:value="2.54973513831666" calcext:value-type="float">
            <text:p>2.54973513831666</text:p>
          </table:table-cell>
          <table:table-cell table:formula="of:=[.B5]/[.E15]" office:value-type="float" office:value="1.44159733777038" calcext:value-type="float">
            <text:p>1.44159733777038</text:p>
          </table:table-cell>
          <table:table-cell table:formula="of:=[.B5]/[.F15]" office:value-type="float" office:value="0.933218440327445" calcext:value-type="float">
            <text:p>0.9332184403274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6]/[.B16]" office:value-type="float" office:value="4.79088206144698" calcext:value-type="float">
            <text:p>4.79088206144698</text:p>
          </table:table-cell>
          <table:table-cell table:formula="of:=[.B6]/[.C16]" office:value-type="float" office:value="3.90153349475383" calcext:value-type="float">
            <text:p>3.90153349475383</text:p>
          </table:table-cell>
          <table:table-cell table:formula="of:=[.B6]/[.D16]" office:value-type="float" office:value="2.9015606242497" calcext:value-type="float">
            <text:p>2.9015606242497</text:p>
          </table:table-cell>
          <table:table-cell table:formula="of:=[.B6]/[.E16]" office:value-type="float" office:value="1.62173949509352" calcext:value-type="float">
            <text:p>1.62173949509352</text:p>
          </table:table-cell>
          <table:table-cell table:formula="of:=[.B6]/[.F16]" office:value-type="float" office:value="1.03940224694942" calcext:value-type="float">
            <text:p>1.039402246949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1 threa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21]/8" office:value-type="float" office:value="0.433962264150943" calcext:value-type="float">
            <text:p>0.433962264150943</text:p>
          </table:table-cell>
          <table:table-cell table:formula="of:=[.C21]/6" office:value-type="float" office:value="0.538011695906433" calcext:value-type="float">
            <text:p>0.538011695906433</text:p>
          </table:table-cell>
          <table:table-cell table:formula="of:=[.D21]/4" office:value-type="float" office:value="0.58974358974359" calcext:value-type="float">
            <text:p>0.58974358974359</text:p>
          </table:table-cell>
          <table:table-cell table:formula="of:=[.E21]/2" office:value-type="float" office:value="0.73015873015873" calcext:value-type="float">
            <text:p>0.73015873015873</text:p>
          </table:table-cell>
          <table:table-cell table:formula="of:=[.F21]/1" office:value-type="float" office:value="1.0635838150289" calcext:value-type="float">
            <text:p>1.0635838150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22]/8" office:value-type="float" office:value="0.604838709677419" calcext:value-type="float">
            <text:p>0.604838709677419</text:p>
          </table:table-cell>
          <table:table-cell table:formula="of:=[.C22]/6" office:value-type="float" office:value="0.586510263929619" calcext:value-type="float">
            <text:p>0.586510263929619</text:p>
          </table:table-cell>
          <table:table-cell table:formula="of:=[.D22]/4" office:value-type="float" office:value="0.680272108843537" calcext:value-type="float">
            <text:p>0.680272108843537</text:p>
          </table:table-cell>
          <table:table-cell table:formula="of:=[.E22]/2" office:value-type="float" office:value="0.784313725490196" calcext:value-type="float">
            <text:p>0.784313725490196</text:p>
          </table:table-cell>
          <table:table-cell table:formula="of:=[.F22]/1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23]/8" office:value-type="float" office:value="0.565830721003135" calcext:value-type="float">
            <text:p>0.565830721003135</text:p>
          </table:table-cell>
          <table:table-cell table:formula="of:=[.C23]/6" office:value-type="float" office:value="0.57120253164557" calcext:value-type="float">
            <text:p>0.57120253164557</text:p>
          </table:table-cell>
          <table:table-cell table:formula="of:=[.D23]/4" office:value-type="float" office:value="0.637433784579164" calcext:value-type="float">
            <text:p>0.637433784579164</text:p>
          </table:table-cell>
          <table:table-cell table:formula="of:=[.E23]/2" office:value-type="float" office:value="0.720798668885191" calcext:value-type="float">
            <text:p>0.720798668885191</text:p>
          </table:table-cell>
          <table:table-cell table:formula="of:=[.F23]/1" office:value-type="float" office:value="0.933218440327445" calcext:value-type="float">
            <text:p>0.9332184403274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24]/8" office:value-type="float" office:value="0.598860257680872" calcext:value-type="float">
            <text:p>0.598860257680872</text:p>
          </table:table-cell>
          <table:table-cell table:formula="of:=[.C24]/6" office:value-type="float" office:value="0.650255582458972" calcext:value-type="float">
            <text:p>0.650255582458972</text:p>
          </table:table-cell>
          <table:table-cell table:formula="of:=[.D24]/4" office:value-type="float" office:value="0.725390156062425" calcext:value-type="float">
            <text:p>0.725390156062425</text:p>
          </table:table-cell>
          <table:table-cell table:formula="of:=[.E24]/2" office:value-type="float" office:value="0.810869747546759" calcext:value-type="float">
            <text:p>0.810869747546759</text:p>
          </table:table-cell>
          <table:table-cell table:formula="of:=[.F24]/1" office:value-type="float" office:value="1.03940224694942" calcext:value-type="float">
            <text:p>1.039402246949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static schedul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bsolute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1 threa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1.03" calcext:value-type="float">
            <text:p>1.03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28" calcext:value-type="float">
            <text:p>2.28</text:p>
          </table:table-cell>
          <table:table-cell office:value-type="float" office:value="2.78" calcext:value-type="float">
            <text:p>2.78</text:p>
          </table:table-cell>
          <table:table-cell office:value-type="float" office:value="3.49" calcext:value-type="float">
            <text:p>3.49</text:p>
          </table:table-cell>
          <table:table-cell office:value-type="float" office:value="6.22" calcext:value-type="float">
            <text:p>6.2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.6" calcext:value-type="float">
            <text:p>8.6</text:p>
          </table:table-cell>
          <table:table-cell office:value-type="float" office:value="9.83" calcext:value-type="float">
            <text:p>9.83</text:p>
          </table:table-cell>
          <table:table-cell office:value-type="float" office:value="13.72" calcext:value-type="float">
            <text:p>13.72</text:p>
          </table:table-cell>
          <table:table-cell office:value-type="float" office:value="23.9" calcext:value-type="float">
            <text:p>23.9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.17" calcext:value-type="float">
            <text:p>28.17</text:p>
          </table:table-cell>
          <table:table-cell office:value-type="float" office:value="36.76" calcext:value-type="float">
            <text:p>36.76</text:p>
          </table:table-cell>
          <table:table-cell office:value-type="float" office:value="53.01" calcext:value-type="float">
            <text:p>53.01</text:p>
          </table:table-cell>
          <table:table-cell office:value-type="float" office:value="98.2" calcext:value-type="float">
            <text:p>98.2</text:p>
          </table:table-cell>
          <table:table-cell office:value-type="float" office:value="195.66" calcext:value-type="float">
            <text:p>195.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9.32" calcext:value-type="float">
            <text:p>169.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1 threa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3]/[.B38]" office:value-type="float" office:value="3.34545454545454" calcext:value-type="float">
            <text:p>3.34545454545454</text:p>
          </table:table-cell>
          <table:table-cell table:formula="of:=[.B3]/[.C38]" office:value-type="float" office:value="3.28571428571429" calcext:value-type="float">
            <text:p>3.28571428571429</text:p>
          </table:table-cell>
          <table:table-cell table:formula="of:=[.B3]/[.D38]" office:value-type="float" office:value="2.70588235294118" calcext:value-type="float">
            <text:p>2.70588235294118</text:p>
          </table:table-cell>
          <table:table-cell table:formula="of:=[.B3]/[.E38]" office:value-type="float" office:value="1.78640776699029" calcext:value-type="float">
            <text:p>1.78640776699029</text:p>
          </table:table-cell>
          <table:table-cell table:formula="of:=[.B3]/[.F38]" office:value-type="float" office:value="1.0635838150289" calcext:value-type="float">
            <text:p>1.0635838150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4]/[.B39]" office:value-type="float" office:value="5.26315789473684" calcext:value-type="float">
            <text:p>5.26315789473684</text:p>
          </table:table-cell>
          <table:table-cell table:formula="of:=[.B4]/[.C39]" office:value-type="float" office:value="4.31654676258993" calcext:value-type="float">
            <text:p>4.31654676258993</text:p>
          </table:table-cell>
          <table:table-cell table:formula="of:=[.B4]/[.D39]" office:value-type="float" office:value="3.43839541547278" calcext:value-type="float">
            <text:p>3.43839541547278</text:p>
          </table:table-cell>
          <table:table-cell table:formula="of:=[.B4]/[.E39]" office:value-type="float" office:value="1.92926045016077" calcext:value-type="float">
            <text:p>1.92926045016077</text:p>
          </table:table-cell>
          <table:table-cell table:formula="of:=[.B4]/[.F39]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5]/[.B40]" office:value-type="float" office:value="5.03720930232558" calcext:value-type="float">
            <text:p>5.03720930232558</text:p>
          </table:table-cell>
          <table:table-cell table:formula="of:=[.B5]/[.C40]" office:value-type="float" office:value="4.40691759918616" calcext:value-type="float">
            <text:p>4.40691759918616</text:p>
          </table:table-cell>
          <table:table-cell table:formula="of:=[.B5]/[.D40]" office:value-type="float" office:value="3.15743440233236" calcext:value-type="float">
            <text:p>3.15743440233236</text:p>
          </table:table-cell>
          <table:table-cell table:formula="of:=[.B5]/[.E40]" office:value-type="float" office:value="1.81255230125523" calcext:value-type="float">
            <text:p>1.81255230125523</text:p>
          </table:table-cell>
          <table:table-cell table:formula="of:=[.B5]/[.F40]" office:value-type="float" office:value="0.935233160621762" calcext:value-type="float">
            <text:p>0.9352331606217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6]/[.B41]" office:value-type="float" office:value="6.86403975860845" calcext:value-type="float">
            <text:p>6.86403975860845</text:p>
          </table:table-cell>
          <table:table-cell table:formula="of:=[.B6]/[.C41]" office:value-type="float" office:value="5.26006528835691" calcext:value-type="float">
            <text:p>5.26006528835691</text:p>
          </table:table-cell>
          <table:table-cell table:formula="of:=[.B6]/[.D41]" office:value-type="float" office:value="3.64761365780042" calcext:value-type="float">
            <text:p>3.64761365780042</text:p>
          </table:table-cell>
          <table:table-cell table:formula="of:=[.B6]/[.E41]" office:value-type="float" office:value="1.96904276985743" calcext:value-type="float">
            <text:p>1.96904276985743</text:p>
          </table:table-cell>
          <table:table-cell table:formula="of:=[.B6]/[.F41]" office:value-type="float" office:value="0.988244914647859" calcext:value-type="float">
            <text:p>0.9882449146478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1 threa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46]/8" office:value-type="float" office:value="0.418181818181818" calcext:value-type="float">
            <text:p>0.418181818181818</text:p>
          </table:table-cell>
          <table:table-cell table:formula="of:=[.C46]/6" office:value-type="float" office:value="0.547619047619048" calcext:value-type="float">
            <text:p>0.547619047619048</text:p>
          </table:table-cell>
          <table:table-cell table:formula="of:=[.D46]/4" office:value-type="float" office:value="0.676470588235294" calcext:value-type="float">
            <text:p>0.676470588235294</text:p>
          </table:table-cell>
          <table:table-cell table:formula="of:=[.E46]/2" office:value-type="float" office:value="0.893203883495146" calcext:value-type="float">
            <text:p>0.893203883495146</text:p>
          </table:table-cell>
          <table:table-cell table:formula="of:=[.F46]/1" office:value-type="float" office:value="1.0635838150289" calcext:value-type="float">
            <text:p>1.0635838150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47]/8" office:value-type="float" office:value="0.657894736842105" calcext:value-type="float">
            <text:p>0.657894736842105</text:p>
          </table:table-cell>
          <table:table-cell table:formula="of:=[.C47]/6" office:value-type="float" office:value="0.719424460431655" calcext:value-type="float">
            <text:p>0.719424460431655</text:p>
          </table:table-cell>
          <table:table-cell table:formula="of:=[.D47]/4" office:value-type="float" office:value="0.859598853868195" calcext:value-type="float">
            <text:p>0.859598853868195</text:p>
          </table:table-cell>
          <table:table-cell table:formula="of:=[.E47]/2" office:value-type="float" office:value="0.964630225080386" calcext:value-type="float">
            <text:p>0.964630225080386</text:p>
          </table:table-cell>
          <table:table-cell table:formula="of:=[.F47]/1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48]/8" office:value-type="float" office:value="0.629651162790698" calcext:value-type="float">
            <text:p>0.629651162790698</text:p>
          </table:table-cell>
          <table:table-cell table:formula="of:=[.C48]/6" office:value-type="float" office:value="0.734486266531027" calcext:value-type="float">
            <text:p>0.734486266531027</text:p>
          </table:table-cell>
          <table:table-cell table:formula="of:=[.D48]/4" office:value-type="float" office:value="0.78935860058309" calcext:value-type="float">
            <text:p>0.78935860058309</text:p>
          </table:table-cell>
          <table:table-cell table:formula="of:=[.E48]/2" office:value-type="float" office:value="0.906276150627615" calcext:value-type="float">
            <text:p>0.906276150627615</text:p>
          </table:table-cell>
          <table:table-cell table:formula="of:=[.F48]/1" office:value-type="float" office:value="0.935233160621762" calcext:value-type="float">
            <text:p>0.9352331606217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49]/8" office:value-type="float" office:value="0.858004969826056" calcext:value-type="float">
            <text:p>0.858004969826056</text:p>
          </table:table-cell>
          <table:table-cell table:formula="of:=[.C49]/6" office:value-type="float" office:value="0.876677548059485" calcext:value-type="float">
            <text:p>0.876677548059485</text:p>
          </table:table-cell>
          <table:table-cell table:formula="of:=[.D49]/4" office:value-type="float" office:value="0.911903414450104" calcext:value-type="float">
            <text:p>0.911903414450104</text:p>
          </table:table-cell>
          <table:table-cell table:formula="of:=[.E49]/2" office:value-type="float" office:value="0.984521384928717" calcext:value-type="float">
            <text:p>0.984521384928717</text:p>
          </table:table-cell>
          <table:table-cell table:formula="of:=[.F49]/1" office:value-type="float" office:value="0.988244914647859" calcext:value-type="float">
            <text:p>0.988244914647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8:22:12.52988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7T08:07:03.329954593</meta:creation-date>
    <meta:editing-duration>PT21M51S</meta:editing-duration>
    <meta:editing-cycles>6</meta:editing-cycles>
    <meta:generator>LibreOffice/6.3.2.2$Linux_X86_64 LibreOffice_project/30$Build-2</meta:generator>
    <dc:date>2019-11-27T08:29:46.008661267</dc:date>
    <meta:document-statistic meta:table-count="1" meta:cell-count="203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Speedup static</text:p>
        </chart:title>
        <chart:legend chart:legend-position="end" svg:x="13.816cm" svg:y="3.205cm" style:legend-expansion="high" chart:style-name="ch3"/>
        <chart:plot-area chart:style-name="ch4" table:cell-range-address="Sheet1.A20:Sheet1.F24" chart:data-source-has-labels="both" svg:x="1.331cm" svg:y="1.275cm" svg:width="12.165cm" svg:height="7.545cm">
          <chartooo:coordinate-region svg:x="1.767cm" svg:y="1.475cm" svg:width="11.729cm" svg:height="6.698cm"/>
          <chart:axis chart:dimension="x" chart:name="primary-x" chart:style-name="ch5" chartooo:axis-type="auto">
            <chartooo:date-scale/>
            <chart:categories table:cell-range-address="Sheet1.A21:Sheet1.A24"/>
          </chart:axis>
          <chart:axis chart:dimension="y" chart:name="primary-y" chart:style-name="ch6">
            <chart:title svg:x="0.451cm" svg:y="5.739cm" chart:style-name="ch7">
              <text:p>speedup</text:p>
            </chart:title>
            <chart:grid chart:style-name="ch8" chart:class="major"/>
          </chart:axis>
          <chart:series chart:style-name="ch9" chart:values-cell-range-address="Sheet1.B21:Sheet1.B24" chart:label-cell-address="Sheet1.B20:Sheet1.B20" chart:class="chart:bar">
            <chart:data-point chart:repeated="4"/>
          </chart:series>
          <chart:series chart:style-name="ch10" chart:values-cell-range-address="Sheet1.C21:Sheet1.C24" chart:label-cell-address="Sheet1.C20:Sheet1.C20" chart:class="chart:bar">
            <chart:data-point chart:repeated="4"/>
          </chart:series>
          <chart:series chart:style-name="ch11" chart:values-cell-range-address="Sheet1.D21:Sheet1.D24" chart:label-cell-address="Sheet1.D20:Sheet1.D20" chart:class="chart:bar">
            <chart:data-point chart:repeated="4"/>
          </chart:series>
          <chart:series chart:style-name="ch12" chart:values-cell-range-address="Sheet1.E21:Sheet1.E24" chart:label-cell-address="Sheet1.E20:Sheet1.E20" chart:class="chart:bar">
            <chart:data-point chart:repeated="4"/>
          </chart:series>
          <chart:series chart:style-name="ch13" chart:values-cell-range-address="Sheet1.F21:Sheet1.F24" chart:label-cell-address="Sheet1.F20:Sheet1.F2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threads</text:p>
                <draw:g>
                  <svg:desc>Sheet1.B20:Sheet1.B20</svg:desc>
                </draw:g>
              </table:table-cell>
              <table:table-cell office:value-type="string">
                <text:p>6 threads</text:p>
                <draw:g>
                  <svg:desc>Sheet1.C20:Sheet1.C20</svg:desc>
                </draw:g>
              </table:table-cell>
              <table:table-cell office:value-type="string">
                <text:p>4 threads</text:p>
                <draw:g>
                  <svg:desc>Sheet1.D20:Sheet1.D20</svg:desc>
                </draw:g>
              </table:table-cell>
              <table:table-cell office:value-type="string">
                <text:p>2 threads</text:p>
                <draw:g>
                  <svg:desc>Sheet1.E20:Sheet1.E20</svg:desc>
                </draw:g>
              </table:table-cell>
              <table:table-cell office:value-type="string">
                <text:p>1 thread</text:p>
                <draw:g>
                  <svg:desc>Sheet1.F20:Sheet1.F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1:Sheet1.A24</svg:desc>
                </draw:g>
              </table:table-cell>
              <table:table-cell office:value-type="float" office:value="3.47169811320755">
                <text:p>3.47169811320755</text:p>
                <draw:g>
                  <svg:desc>Sheet1.B21:Sheet1.B24</svg:desc>
                </draw:g>
              </table:table-cell>
              <table:table-cell office:value-type="float" office:value="3.2280701754386">
                <text:p>3.2280701754386</text:p>
                <draw:g>
                  <svg:desc>Sheet1.C21:Sheet1.C24</svg:desc>
                </draw:g>
              </table:table-cell>
              <table:table-cell office:value-type="float" office:value="2.35897435897436">
                <text:p>2.35897435897436</text:p>
                <draw:g>
                  <svg:desc>Sheet1.D21:Sheet1.D24</svg:desc>
                </draw:g>
              </table:table-cell>
              <table:table-cell office:value-type="float" office:value="1.46031746031746">
                <text:p>1.46031746031746</text:p>
                <draw:g>
                  <svg:desc>Sheet1.E21:Sheet1.E24</svg:desc>
                </draw:g>
              </table:table-cell>
              <table:table-cell office:value-type="float" office:value="1.0635838150289">
                <text:p>1.0635838150289</text:p>
                <draw:g>
                  <svg:desc>Sheet1.F21:Sheet1.F24</svg:desc>
                </draw:g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2.72108843537415">
                <text:p>2.72108843537415</text:p>
              </table:table-cell>
              <table:table-cell office:value-type="float" office:value="1.56862745098039">
                <text:p>1.56862745098039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.52664576802508">
                <text:p>4.52664576802508</text:p>
              </table:table-cell>
              <table:table-cell office:value-type="float" office:value="3.42721518987342">
                <text:p>3.42721518987342</text:p>
              </table:table-cell>
              <table:table-cell office:value-type="float" office:value="2.54973513831666">
                <text:p>2.54973513831666</text:p>
              </table:table-cell>
              <table:table-cell office:value-type="float" office:value="1.44159733777038">
                <text:p>1.44159733777038</text:p>
              </table:table-cell>
              <table:table-cell office:value-type="float" office:value="0.933218440327445">
                <text:p>0.9332184403274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79088206144698">
                <text:p>4.79088206144698</text:p>
              </table:table-cell>
              <table:table-cell office:value-type="float" office:value="3.90153349475383">
                <text:p>3.90153349475383</text:p>
              </table:table-cell>
              <table:table-cell office:value-type="float" office:value="2.9015606242497">
                <text:p>2.9015606242497</text:p>
              </table:table-cell>
              <table:table-cell office:value-type="float" office:value="1.62173949509352">
                <text:p>1.62173949509352</text:p>
              </table:table-cell>
              <table:table-cell office:value-type="float" office:value="1.03940224694942">
                <text:p>1.03940224694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03cm" svg:y="0.316cm" chart:style-name="ch2">
          <text:p>Time Measurement static</text:p>
        </chart:title>
        <chart:legend chart:legend-position="end" svg:x="13.227cm" svg:y="3.205cm" style:legend-expansion="high" chart:style-name="ch3"/>
        <chart:plot-area chart:style-name="ch4" table:cell-range-address="Sheet1.A38:Sheet1.F42 Sheet1.B37:Sheet1.F37" chart:data-source-has-labels="row" svg:x="1.331cm" svg:y="1.275cm" svg:width="11.576cm" svg:height="6.564cm">
          <chartooo:coordinate-region svg:x="2.138cm" svg:y="1.474cm" svg:width="10.304cm" svg:height="5.718cm"/>
          <chart:axis chart:dimension="x" chart:name="primary-x" chart:style-name="ch5">
            <chart:title svg:x="5.686cm" svg:y="8.019cm" chart:style-name="ch6">
              <text:p>number of particles</text:p>
            </chart:title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Sheet1.B38:Sheet1.B42" chart:label-cell-address="Sheet1.B37:Sheet1.B37" chart:class="chart:scatter">
            <chart:domain table:cell-range-address="Sheet1.A38:Sheet1.A42"/>
            <chart:data-point chart:repeated="5"/>
          </chart:series>
          <chart:series chart:style-name="ch10" chart:values-cell-range-address="Sheet1.C38:Sheet1.C42" chart:label-cell-address="Sheet1.C37:Sheet1.C37" chart:class="chart:scatter">
            <chart:data-point chart:repeated="5"/>
          </chart:series>
          <chart:series chart:style-name="ch11" chart:values-cell-range-address="Sheet1.D38:Sheet1.D42" chart:label-cell-address="Sheet1.D37:Sheet1.D37" chart:class="chart:scatter">
            <chart:data-point chart:repeated="5"/>
          </chart:series>
          <chart:series chart:style-name="ch12" chart:values-cell-range-address="Sheet1.E38:Sheet1.E42" chart:label-cell-address="Sheet1.E37:Sheet1.E37" chart:class="chart:scatter">
            <chart:data-point chart:repeated="5"/>
          </chart:series>
          <chart:series chart:style-name="ch13" chart:values-cell-range-address="Sheet1.F38:Sheet1.F42" chart:label-cell-address="Sheet1.F37:Sheet1.F3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 threads</text:p>
                <draw:g>
                  <svg:desc>Sheet1.B37:Sheet1.B37</svg:desc>
                </draw:g>
              </table:table-cell>
              <table:table-cell office:value-type="string">
                <text:p>6 threads</text:p>
                <draw:g>
                  <svg:desc>Sheet1.C37:Sheet1.C37</svg:desc>
                </draw:g>
              </table:table-cell>
              <table:table-cell office:value-type="string">
                <text:p>4 threads</text:p>
                <draw:g>
                  <svg:desc>Sheet1.D37:Sheet1.D37</svg:desc>
                </draw:g>
              </table:table-cell>
              <table:table-cell office:value-type="string">
                <text:p>2 threads</text:p>
                <draw:g>
                  <svg:desc>Sheet1.E37:Sheet1.E37</svg:desc>
                </draw:g>
              </table:table-cell>
              <table:table-cell office:value-type="string">
                <text:p>1 thread</text:p>
                <draw:g>
                  <svg:desc>Sheet1.F37:Sheet1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8:Sheet1.A42</svg:desc>
                </draw:g>
              </table:table-cell>
              <table:table-cell office:value-type="float" office:value="0.55">
                <text:p>0.55</text:p>
                <draw:g>
                  <svg:desc>Sheet1.B38:Sheet1.B42</svg:desc>
                </draw:g>
              </table:table-cell>
              <table:table-cell office:value-type="float" office:value="0.56">
                <text:p>0.56</text:p>
                <draw:g>
                  <svg:desc>Sheet1.C38:Sheet1.C42</svg:desc>
                </draw:g>
              </table:table-cell>
              <table:table-cell office:value-type="float" office:value="0.68">
                <text:p>0.68</text:p>
                <draw:g>
                  <svg:desc>Sheet1.D38:Sheet1.D42</svg:desc>
                </draw:g>
              </table:table-cell>
              <table:table-cell office:value-type="float" office:value="1.03">
                <text:p>1.03</text:p>
                <draw:g>
                  <svg:desc>Sheet1.E38:Sheet1.E42</svg:desc>
                </draw:g>
              </table:table-cell>
              <table:table-cell office:value-type="float" office:value="1.73">
                <text:p>1.73</text:p>
                <draw:g>
                  <svg:desc>Sheet1.F38:Sheet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2.28">
                <text:p>2.28</text:p>
              </table:table-cell>
              <table:table-cell office:value-type="float" office:value="2.78">
                <text:p>2.78</text:p>
              </table:table-cell>
              <table:table-cell office:value-type="float" office:value="3.49">
                <text:p>3.49</text:p>
              </table:table-cell>
              <table:table-cell office:value-type="float" office:value="6.22">
                <text:p>6.2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8.6">
                <text:p>8.6</text:p>
              </table:table-cell>
              <table:table-cell office:value-type="float" office:value="9.83">
                <text:p>9.83</text:p>
              </table:table-cell>
              <table:table-cell office:value-type="float" office:value="13.72">
                <text:p>13.72</text:p>
              </table:table-cell>
              <table:table-cell office:value-type="float" office:value="23.9">
                <text:p>23.9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8.17">
                <text:p>28.17</text:p>
              </table:table-cell>
              <table:table-cell office:value-type="float" office:value="36.76">
                <text:p>36.76</text:p>
              </table:table-cell>
              <table:table-cell office:value-type="float" office:value="53.01">
                <text:p>53.01</text:p>
              </table:table-cell>
              <table:table-cell office:value-type="float" office:value="98.2">
                <text:p>98.2</text:p>
              </table:table-cell>
              <table:table-cell office:value-type="float" office:value="195.66">
                <text:p>195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169.32">
                <text:p>169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Efficiency static</text:p>
        </chart:title>
        <chart:legend chart:legend-position="end" svg:x="13.816cm" svg:y="3.205cm" style:legend-expansion="high" chart:style-name="ch3"/>
        <chart:plot-area chart:style-name="ch4" table:cell-range-address="Sheet1.A27:Sheet1.F31" chart:data-source-has-labels="both" svg:x="1.331cm" svg:y="1.275cm" svg:width="12.165cm" svg:height="7.545cm">
          <chartooo:coordinate-region svg:x="2.058cm" svg:y="1.475cm" svg:width="11.438cm" svg:height="6.698cm"/>
          <chart:axis chart:dimension="x" chart:name="primary-x" chart:style-name="ch5" chartooo:axis-type="auto">
            <chartooo:date-scale/>
            <chart:categories table:cell-range-address="Sheet1.A28:Sheet1.A31"/>
          </chart:axis>
          <chart:axis chart:dimension="y" chart:name="primary-y" chart:style-name="ch6">
            <chart:title svg:x="0.451cm" svg:y="5.739cm" chart:style-name="ch7">
              <text:p>speedup</text:p>
            </chart:title>
            <chart:grid chart:style-name="ch8" chart:class="major"/>
          </chart:axis>
          <chart:series chart:style-name="ch9" chart:values-cell-range-address="Sheet1.B28:Sheet1.B31" chart:label-cell-address="Sheet1.B27:Sheet1.B27" chart:class="chart:bar">
            <chart:data-point chart:repeated="4"/>
          </chart:series>
          <chart:series chart:style-name="ch10" chart:values-cell-range-address="Sheet1.C28:Sheet1.C31" chart:label-cell-address="Sheet1.C27:Sheet1.C27" chart:class="chart:bar">
            <chart:data-point chart:repeated="4"/>
          </chart:series>
          <chart:series chart:style-name="ch11" chart:values-cell-range-address="Sheet1.D28:Sheet1.D31" chart:label-cell-address="Sheet1.D27:Sheet1.D27" chart:class="chart:bar">
            <chart:data-point chart:repeated="4"/>
          </chart:series>
          <chart:series chart:style-name="ch12" chart:values-cell-range-address="Sheet1.E28:Sheet1.E31" chart:label-cell-address="Sheet1.E27:Sheet1.E27" chart:class="chart:bar">
            <chart:data-point chart:repeated="4"/>
          </chart:series>
          <chart:series chart:style-name="ch13" chart:values-cell-range-address="Sheet1.F28:Sheet1.F31" chart:label-cell-address="Sheet1.F27:Sheet1.F2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threads</text:p>
                <draw:g>
                  <svg:desc>Sheet1.B27:Sheet1.B27</svg:desc>
                </draw:g>
              </table:table-cell>
              <table:table-cell office:value-type="string">
                <text:p>6 threads</text:p>
                <draw:g>
                  <svg:desc>Sheet1.C27:Sheet1.C27</svg:desc>
                </draw:g>
              </table:table-cell>
              <table:table-cell office:value-type="string">
                <text:p>4 threads</text:p>
                <draw:g>
                  <svg:desc>Sheet1.D27:Sheet1.D27</svg:desc>
                </draw:g>
              </table:table-cell>
              <table:table-cell office:value-type="string">
                <text:p>2 threads</text:p>
                <draw:g>
                  <svg:desc>Sheet1.E27:Sheet1.E27</svg:desc>
                </draw:g>
              </table:table-cell>
              <table:table-cell office:value-type="string">
                <text:p>1 thread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8:Sheet1.A31</svg:desc>
                </draw:g>
              </table:table-cell>
              <table:table-cell office:value-type="float" office:value="0.433962264150943">
                <text:p>0.433962264150943</text:p>
                <draw:g>
                  <svg:desc>Sheet1.B28:Sheet1.B31</svg:desc>
                </draw:g>
              </table:table-cell>
              <table:table-cell office:value-type="float" office:value="0.538011695906433">
                <text:p>0.538011695906433</text:p>
                <draw:g>
                  <svg:desc>Sheet1.C28:Sheet1.C31</svg:desc>
                </draw:g>
              </table:table-cell>
              <table:table-cell office:value-type="float" office:value="0.58974358974359">
                <text:p>0.58974358974359</text:p>
                <draw:g>
                  <svg:desc>Sheet1.D28:Sheet1.D31</svg:desc>
                </draw:g>
              </table:table-cell>
              <table:table-cell office:value-type="float" office:value="0.73015873015873">
                <text:p>0.73015873015873</text:p>
                <draw:g>
                  <svg:desc>Sheet1.E28:Sheet1.E31</svg:desc>
                </draw:g>
              </table:table-cell>
              <table:table-cell office:value-type="float" office:value="1.0635838150289">
                <text:p>1.0635838150289</text:p>
                <draw:g>
                  <svg:desc>Sheet1.F28:Sheet1.F31</svg:desc>
                </draw:g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604838709677419">
                <text:p>0.604838709677419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.680272108843537">
                <text:p>0.680272108843537</text:p>
              </table:table-cell>
              <table:table-cell office:value-type="float" office:value="0.784313725490196">
                <text:p>0.784313725490196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65830721003135">
                <text:p>0.565830721003135</text:p>
              </table:table-cell>
              <table:table-cell office:value-type="float" office:value="0.57120253164557">
                <text:p>0.57120253164557</text:p>
              </table:table-cell>
              <table:table-cell office:value-type="float" office:value="0.637433784579164">
                <text:p>0.637433784579164</text:p>
              </table:table-cell>
              <table:table-cell office:value-type="float" office:value="0.720798668885191">
                <text:p>0.720798668885191</text:p>
              </table:table-cell>
              <table:table-cell office:value-type="float" office:value="0.933218440327445">
                <text:p>0.9332184403274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98860257680872">
                <text:p>0.598860257680872</text:p>
              </table:table-cell>
              <table:table-cell office:value-type="float" office:value="0.650255582458972">
                <text:p>0.650255582458972</text:p>
              </table:table-cell>
              <table:table-cell office:value-type="float" office:value="0.725390156062425">
                <text:p>0.725390156062425</text:p>
              </table:table-cell>
              <table:table-cell office:value-type="float" office:value="0.810869747546759">
                <text:p>0.810869747546759</text:p>
              </table:table-cell>
              <table:table-cell office:value-type="float" office:value="1.03940224694942">
                <text:p>1.0394022469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8cm" svg:y="0.316cm" chart:style-name="ch2">
          <text:p>Comparison scheduling method</text:p>
        </chart:title>
        <chart:legend chart:legend-position="end" svg:x="14.213cm" svg:y="3.952cm" style:legend-expansion="high" chart:style-name="ch3"/>
        <chart:plot-area chart:style-name="ch4" table:cell-range-address="Sheet1.A45:Sheet1.A49 Sheet1.B46:Sheet1.B49 Sheet1.B21:Sheet1.B24" chart:data-source-has-labels="both" svg:x="1.331cm" svg:y="1.275cm" svg:width="12.562cm" svg:height="7.545cm">
          <chartooo:coordinate-region svg:x="1.767cm" svg:y="1.474cm" svg:width="12.126cm" svg:height="6.699cm"/>
          <chart:axis chart:dimension="x" chart:name="primary-x" chart:style-name="ch5" chartooo:axis-type="auto">
            <chartooo:date-scale/>
            <chart:categories table:cell-range-address="Sheet1.A46:Sheet1.A49"/>
          </chart:axis>
          <chart:axis chart:dimension="y" chart:name="primary-y" chart:style-name="ch6">
            <chart:title svg:x="0.451cm" svg:y="5.739cm" chart:style-name="ch7">
              <text:p>speedup</text:p>
            </chart:title>
            <chart:grid chart:style-name="ch8" chart:class="major"/>
          </chart:axis>
          <chart:series chart:style-name="ch9" chart:values-cell-range-address="Sheet1.B46:Sheet1.B49" loext:label-string="static" chart:class="chart:bar">
            <chart:data-point chart:repeated="4"/>
          </chart:series>
          <chart:series chart:style-name="ch10" chart:values-cell-range-address="Sheet1.B21:Sheet1.B24" loext:label-string="default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efaul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6:Sheet1.A49</svg:desc>
                </draw:g>
              </table:table-cell>
              <table:table-cell office:value-type="float" office:value="3.34545454545454">
                <text:p>3.34545454545454</text:p>
                <draw:g>
                  <svg:desc>Sheet1.B46:Sheet1.B49</svg:desc>
                </draw:g>
              </table:table-cell>
              <table:table-cell office:value-type="float" office:value="3.47169811320755">
                <text:p>3.47169811320755</text:p>
                <draw:g>
                  <svg:desc>Sheet1.B21:Sheet1.B24</svg:desc>
                </draw:g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4.83870967741936">
                <text:p>4.8387096774193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.03720930232558">
                <text:p>5.03720930232558</text:p>
              </table:table-cell>
              <table:table-cell office:value-type="float" office:value="4.52664576802508">
                <text:p>4.526645768025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86403975860845">
                <text:p>6.86403975860845</text:p>
              </table:table-cell>
              <table:table-cell office:value-type="float" office:value="4.79088206144698">
                <text:p>4.79088206144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Time comparison scheduling methods</text:p>
        </chart:title>
        <chart:legend chart:legend-position="end" svg:x="13.624cm" svg:y="3.952cm" style:legend-expansion="high" chart:style-name="ch3"/>
        <chart:plot-area chart:style-name="ch4" table:cell-range-address="Sheet1.A12:Sheet1.A17 Sheet1.B13:Sheet1.B17 Sheet1.B38:Sheet1.B42" chart:data-source-has-labels="row" svg:x="1.331cm" svg:y="1.275cm" svg:width="11.973cm" svg:height="6.564cm">
          <chartooo:coordinate-region svg:x="2.138cm" svg:y="1.474cm" svg:width="10.701cm" svg:height="5.718cm"/>
          <chart:axis chart:dimension="x" chart:name="primary-x" chart:style-name="ch5">
            <chart:title svg:x="5.884cm" svg:y="8.019cm" chart:style-name="ch6">
              <text:p>number of particles</text:p>
            </chart:title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Sheet1.B13:Sheet1.B17" loext:label-string="default" chart:class="chart:scatter">
            <chart:domain table:cell-range-address="Sheet1.A13:Sheet1.A17"/>
            <chart:data-point chart:repeated="5"/>
          </chart:series>
          <chart:series chart:style-name="ch10" chart:values-cell-range-address="Sheet1.B38:Sheet1.B42" loext:label-string="static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fault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3:Sheet1.A17</svg:desc>
                </draw:g>
              </table:table-cell>
              <table:table-cell office:value-type="float" office:value="0.53">
                <text:p>0.53</text:p>
                <draw:g>
                  <svg:desc>Sheet1.B13:Sheet1.B17</svg:desc>
                </draw:g>
              </table:table-cell>
              <table:table-cell office:value-type="float" office:value="0.55">
                <text:p>0.55</text:p>
                <draw:g>
                  <svg:desc>Sheet1.B38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2.48">
                <text:p>2.4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9.57">
                <text:p>9.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40.36">
                <text:p>40.36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26.17">
                <text:p>226.17</text:p>
              </table:table-cell>
              <table:table-cell office:value-type="float" office:value="169.32">
                <text:p>169.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